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sans" svg:font-family="Lucidasans" style:font-family-generic="system" style:font-pitch="variable"/>
    <style:font-face style:name="MS Mincho" svg:font-family="'MS Mincho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fo:font-style="italic" style:font-style-asian="italic" style:font-style-complex="italic"/>
    </style:style>
    <style:style style:name="P3" style:family="paragraph" style:parent-style-name="Standard" style:list-style-name="L1">
      <style:text-properties fo:font-style="italic" style:font-style-asian="italic" style:font-style-complex="italic"/>
    </style:style>
    <style:style style:name="P4" style:family="paragraph" style:parent-style-name="Standard" style:list-style-name="L1">
      <style:text-properties fo:font-style="italic" style:font-style-asian="italic" style:font-style-complex="italic"/>
    </style:style>
    <style:style style:name="P5" style:family="paragraph" style:parent-style-name="Standard" style:list-style-name="L1">
      <style:text-properties fo:font-style="italic" style:font-style-asian="italic" style:font-style-complex="italic"/>
    </style:style>
    <style:style style:name="P6" style:family="paragraph" style:parent-style-name="Standard" style:list-style-name="L1">
      <style:text-properties fo:font-style="italic" style:font-style-asian="italic" style:font-style-complex="italic"/>
    </style:style>
    <style:style style:name="P7" style:family="paragraph" style:parent-style-name="Standard" style:list-style-name="L1">
      <style:text-properties fo:font-style="italic" style:font-style-asian="italic" style:font-style-complex="italic"/>
    </style:style>
    <style:style style:name="P8" style:family="paragraph" style:parent-style-name="Standard" style:list-style-name="L1">
      <style:text-properties fo:font-style="italic" style:font-style-asian="italic" style:font-style-complex="italic"/>
    </style:style>
    <style:style style:name="P9" style:family="paragraph" style:parent-style-name="Standard" style:list-style-name="L1">
      <style:text-properties fo:font-style="italic" style:font-style-asian="italic" style:font-style-complex="italic"/>
    </style:style>
    <style:style style:name="P10" style:family="paragraph" style:parent-style-name="Standard" style:list-style-name="L1">
      <style:text-properties fo:font-style="italic" style:font-style-asian="italic" style:font-style-complex="italic"/>
    </style:style>
    <style:style style:name="P11" style:family="paragraph" style:parent-style-name="Standard" style:list-style-name="L1">
      <style:text-properties fo:font-style="italic" style:font-style-asian="italic" style:font-style-complex="italic"/>
    </style:style>
    <style:style style:name="P12" style:family="paragraph" style:parent-style-name="Standard" style:list-style-name="L1">
      <style:text-properties fo:font-style="italic" style:font-style-asian="italic" style:font-style-complex="italic"/>
    </style:style>
    <style:style style:name="P13" style:family="paragraph" style:parent-style-name="Standard" style:list-style-name="L1">
      <style:text-properties fo:font-style="italic" style:font-style-asian="italic" style:font-style-complex="italic"/>
    </style:style>
    <style:style style:name="P14" style:family="paragraph" style:parent-style-name="Standard" style:list-style-name="L1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style-name="L1">
        <text:list-item>
          <text:p text:style-name="P1">Se grupeaza dupa cod (UA, UM, etc), varianta, sisteme de inchidere, toc, prag, finisaj, <text:span text:style-name="T1">agrement tehnic </text:span><text:span text:style-name="T2">si daca au sau nu panou lateral si/sau supralumina</text:span></text:p>
        </text:list-item>
        <text:list-item>
          <text:p text:style-name="P2">agrement tehnic<text:span text:style-name="T2"> este un nou camp care va fi pus pe form-ul de usa</text:span></text:p>
        </text:list-item>
        <text:list-item>
          <text:p text:style-name="P2"><text:span text:style-name="T2">Daca </text:span><text:span text:style-name="T1">agrement tehnic </text:span><text:span text:style-name="T2">nu este completat nu va apare in formular</text:span></text:p>
        </text:list-item>
        <text:list-item>
          <text:p text:style-name="P2"><text:span text:style-name="T2">La </text:span><text:span text:style-name="T1">Cod Setum</text:span><text:span text:style-name="T2"> se pune codul (UA, UM, etc) urmat de numarul de ordine in oferta</text:span></text:p>
        </text:list-item>
        <text:list-item>
          <text:p text:style-name="P2">Codul Beneficiarului<text:span text:style-name="T2"> este un nou camp text care va fi introdus pentru fiecare usa</text:span></text:p>
        </text:list-item>
        <text:list-item>
          <text:p text:style-name="P2"><text:span text:style-name="T2">Pe oferta se adauga campul text </text:span><text:span text:style-name="T1">Cerere de oferta</text:span><text:span text:style-name="T2"> unde va fi scris numarul si data cererii de oferta</text:span></text:p>
        </text:list-item>
        <text:list-item>
          <text:p text:style-name="P2"><text:span text:style-name="T2">Textul din campul de pe form </text:span><text:span text:style-name="T1">Descriere</text:span><text:span text:style-name="T2"> sa apara in campul </text:span><text:span text:style-name="T1">Obiectiv</text:span><text:span text:style-name="T2"> din oferta tiparita</text:span></text:p>
        </text:list-item>
        <text:list-item>
          <text:p text:style-name="P2"><text:span text:style-name="T2">Baza de date este tinuta in RON</text:span></text:p>
        </text:list-item>
        <text:list-item>
          <text:p text:style-name="P2"><text:span text:style-name="T2">Intrebare: cursul valutar va fi trecut direct in oferta sau tinem cursul valutar intr-un modul nou in setari?</text:span></text:p>
        </text:list-item>
        <text:list-item>
          <text:p text:style-name="P2"><text:span text:style-name="T2">In cazul in care am panou lateral, L = Le + nr buc. * Lpanou</text:span></text:p>
        </text:list-item>
        <text:list-item>
          <text:p text:style-name="P2"><text:span text:style-name="T2">In cazul in care am supralumina, H = He + nr buc. * Hpanou</text:span></text:p>
        </text:list-item>
        <text:list-item>
          <text:p text:style-name="P2"><text:span text:style-name="T2">Grila de ventilatie, gauri de aerisire: dimensiuni si numar de bucati si campurile de pozitionare separate cu slash</text:span></text:p>
        </text:list-item>
        <text:list-item>
          <text:p text:style-name="P2"><text:span text:style-name="T2">Usi standard nu vor apare in oferta customizata</text:span></text:p>
        </text:list-item>
        <text:list-item>
          <text:p text:style-name="P2"><text:span text:style-name="T2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sans" svg:font-family="Lucidasans" style:font-family-generic="system" style:font-pitch="variable"/>
    <style:font-face style:name="MS Mincho" svg:font-family="'MS Mincho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o" fo:country="RO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o" fo:country="RO" style:letter-kerning="true" style:font-name-asian="Arial1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Unix OpenOffice.org_project/680m18$Build-9161</meta:generator>
    <meta:initial-creator>Mihai Giurgeanu</meta:initial-creator>
    <meta:creation-date>2008-01-23T08:16:46</meta:creation-date>
    <dc:creator>Mihai Giurgeanu</dc:creator>
    <dc:date>2008-01-23T09:09:36</dc:date>
    <dc:language>ro-RO</dc:language>
    <meta:editing-cycles>4</meta:editing-cycles>
    <meta:editing-duration>PT37M3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3" meta:word-count="191" meta:character-count="1044"/>
  </office:meta>
</office:document-meta>
</file>